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8000001AC8F99E3AC.png" manifest:media-type="image/png"/>
  <manifest:file-entry manifest:full-path="Pictures/1000000100000AAC000003006638EE54.png" manifest:media-type="image/png"/>
  <manifest:file-entry manifest:full-path="Pictures/1000000100000AAC00000300EC6576A1.png" manifest:media-type="image/png"/>
  <manifest:file-entry manifest:full-path="Pictures/100000000000044C000001DACF9BA085.jpg" manifest:media-type="image/jpeg"/>
  <manifest:file-entry manifest:full-path="Pictures/1000000100000AAC00000300DFD74F77.png" manifest:media-type="image/png"/>
  <manifest:file-entry manifest:full-path="Pictures/1000000100000AAC00000300D632FC98.png" manifest:media-type="image/png"/>
  <manifest:file-entry manifest:full-path="Pictures/1000000100000AAC00000300BD10C30F.png" manifest:media-type="image/png"/>
  <manifest:file-entry manifest:full-path="Pictures/1000000100000AAC00000300FE5FF7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f0000" loext:decorative="false"/>
    </style:style>
    <style:style style:name="gr3" style:family="graphic" style:parent-style-name="standard">
      <style:graphic-properties draw:stroke="none" draw:fill="solid" draw:fill-color="#ed7d31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ed7d31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48pt" style:font-size-asian="48pt" style:font-size-complex="48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4" style:family="paragraph">
      <loext:graphic-properties draw:fill="none" draw:fill-color="#ffffff"/>
    </style:style>
    <style:style style:name="T1" style:family="text">
      <style:text-properties fo:color="#ffffff" loext:opacity="100%" style:font-name="DejaVu Sans" fo:font-size="30pt" fo:font-weight="normal" style:font-name-asian="DejaVu Sans" style:font-size-asian="30pt" style:font-weight-asian="normal" style:font-name-complex="DejaVu Sans" style:font-size-complex="30pt" style:font-weight-complex="normal"/>
    </style:style>
    <style:style style:name="T2" style:family="text">
      <style:text-properties fo:color="#ffffff" loext:opacity="100%" style:font-name="DejaVu Sans" fo:font-size="16pt" fo:font-weight="normal" style:font-name-asian="DejaVu Sans" style:font-size-asian="16pt" style:font-weight-asian="normal" style:font-name-complex="DejaVu Sans" style:font-size-complex="16pt" style:font-weight-complex="normal"/>
    </style:style>
    <style:style style:name="T3" style:family="text">
      <style:text-properties fo:color="#000000" loext:opacity="100%" style:font-name="DejaVu Sans" fo:font-size="11.1000003814697pt" fo:font-weight="normal" style:font-name-asian="DejaVu Sans" style:font-size-asian="11.1000003814697pt" style:font-weight-asian="normal" style:font-name-complex="DejaVu Sans" style:font-size-complex="11.1000003814697pt" style:font-weight-complex="normal"/>
    </style:style>
    <style:style style:name="T4" style:family="text">
      <style:text-properties fo:color="#a5a5a5" loext:opacity="100%" style:font-name="DejaVu Sans" fo:font-size="48pt" fo:font-weight="normal" style:font-name-asian="DejaVu Sans" style:font-size-asian="48pt" style:font-weight-asian="normal" style:font-name-complex="DejaVu Sans" style:font-size-complex="48pt" style:font-weight-complex="normal"/>
    </style:style>
    <style:style style:name="T5" style:family="text">
      <style:text-properties fo:color="#ffffff" loext:opacity="100%" style:font-name="DejaVu Sans" fo:font-size="11.1000003814697pt" fo:font-weight="normal" style:font-name-asian="DejaVu Sans" style:font-size-asian="11.1000003814697pt" style:font-weight-asian="normal" style:font-name-complex="DejaVu Sans" style:font-size-complex="11.1000003814697pt" style:font-weight-complex="normal"/>
    </style:style>
    <style:style style:name="T6" style:family="text">
      <style:text-properties fo:color="#ffffff" loext:opacity="100%" style:font-name="DejaVu Sans" fo:font-size="20pt" fo:font-weight="normal" style:font-name-asian="DejaVu Sans" style:font-size-asian="20pt" style:font-weight-asian="normal" style:font-name-complex="DejaVu Sans" style:font-size-complex="20pt" style:font-weight-complex="normal"/>
    </style:style>
    <style:style style:name="T7" style:family="text">
      <style:text-properties fo:color="#ffffff" loext:opacity="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8" style:family="text">
      <style:text-properties fo:color="#000000" loext:opacity="100%"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9" style:family="text">
      <style:text-properties fo:color="#ed7d31" loext:opacity="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0" style:family="text">
      <style:text-properties fo:color="#ffffff" loext:opacity="100%" style:font-name="DejaVu Sans" fo:font-size="9.89999961853027pt" fo:font-weight="normal" style:font-name-asian="DejaVu Sans" style:font-size-asian="9.89999961853027pt" style:font-weight-asian="normal" style:font-name-complex="DejaVu Sans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polygon draw:style-name="gr2" draw:text-style-name="P2" draw:layer="layout" svg:width="21.024cm" svg:height="1.5cm" svg:x="0cm" svg:y="11.999cm" svg:viewBox="0 0 21025 1501" draw:points="0,0 21025,0 21025,1501 0,1501">
          <text:p/>
        </draw:polygon>
        <draw:polygon draw:style-name="gr2" draw:text-style-name="P2" draw:layer="layout" svg:width="20.955cm" svg:height="2.803cm" svg:x="0cm" svg:y="26.872cm" svg:viewBox="0 0 20956 2804" draw:points="0,0 20956,0 20956,2804 0,2804">
          <text:p/>
        </draw:polygon>
        <draw:path draw:style-name="gr3" draw:text-style-name="P3" draw:layer="layout" svg:width="21.038cm" svg:height="2.837cm" svg:x="-0.061cm" svg:y="26.855cm" svg:viewBox="0 0 21039 2838" svg:d="M0 0h21039v2838h-21039zM35 2821l-18-16h20999l-16 16v-2804l16 17h-20999l18-17z">
          <text:p/>
        </draw:path>
        <draw:frame draw:style-name="gr4" draw:text-style-name="P5" draw:layer="layout" svg:width="5.09cm" svg:height="1.233cm" svg:x="0.229cm" svg:y="27.436cm">
          <draw:text-box>
            <text:p text:style-name="P4"><text:span text:style-name="T1">20/06/23 </text:span></text:p>
          </draw:text-box>
        </draw:frame>
        <draw:frame draw:style-name="gr4" draw:text-style-name="P5" draw:layer="layout" svg:width="1.057cm" svg:height="1.233cm" svg:x="6.7cm" svg:y="27.4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057cm" svg:height="1.233cm" svg:x="7.724cm" svg:y="27.4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057cm" svg:height="1.233cm" svg:x="8.973cm" svg:y="27.4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057cm" svg:height="1.233cm" svg:x="10.222cm" svg:y="27.4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057cm" svg:height="1.233cm" svg:x="11.47cm" svg:y="27.4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8.562cm" svg:height="1.233cm" svg:x="12.239cm" svg:y="27.468cm">
          <draw:text-box>
            <text:p text:style-name="P4"><text:span text:style-name="T1">LOUINEAU Noah</text:span></text:p>
          </draw:text-box>
        </draw:frame>
        <draw:frame draw:style-name="gr5" draw:text-style-name="P6" draw:layer="layout" svg:width="0.563cm" svg:height="0.653cm" svg:x="10.456cm" svg:y="29.024cm">
          <draw:text-box>
            <text:p text:style-name="P4"><text:span text:style-name="T2"><text:s/></text:span></text:p>
          </draw:text-box>
        </draw:frame>
        <draw:frame draw:style-name="gr6" draw:text-style-name="P7" draw:layer="layout" svg:width="0.391cm" svg:height="0.458cm" svg:x="5.821cm" svg:y="2.505cm">
          <draw:text-box>
            <text:p text:style-name="P4"><text:span text:style-name="T3"><text:s text:c="2"/></text:span></text:p>
          </draw:text-box>
        </draw:frame>
        <draw:frame draw:style-name="gr7" draw:text-style-name="P8" draw:layer="layout" svg:width="10.556cm" svg:height="1.97cm" svg:x="5.2cm" svg:y="3.28cm">
          <draw:text-box>
            <text:p text:style-name="P4"><text:span text:style-name="T4">Gestion des </text:span></text:p>
          </draw:text-box>
        </draw:frame>
        <draw:frame draw:style-name="gr7" draw:text-style-name="P8" draw:layer="layout" svg:width="8.249cm" svg:height="1.97cm" svg:x="6.697cm" svg:y="5.25cm">
          <draw:text-box>
            <text:p text:style-name="P4"><text:span text:style-name="T4">Incidents </text:span></text:p>
          </draw:text-box>
        </draw:frame>
        <draw:frame draw:style-name="gr7" draw:text-style-name="P8" draw:layer="layout" svg:width="5.81cm" svg:height="1.97cm" svg:x="7.887cm" svg:y="7.25cm">
          <draw:text-box>
            <text:p text:style-name="P4"><text:span text:style-name="T4">Et des </text:span></text:p>
          </draw:text-box>
        </draw:frame>
        <draw:frame draw:style-name="gr7" draw:text-style-name="P8" draw:layer="layout" svg:width="10.183cm" svg:height="1.97cm" svg:x="5.7cm" svg:y="9.219cm">
          <draw:text-box>
            <text:p text:style-name="P4"><text:span text:style-name="T4">Demandes <text:s/></text:span></text:p>
          </draw:text-box>
        </draw:frame>
        <draw:frame draw:style-name="gr6" draw:text-style-name="P7" draw:layer="layout" svg:width="0.391cm" svg:height="0.458cm" svg:x="5.821cm" svg:y="9.769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2.504cm" svg:height="0.458cm" svg:x="5.821cm" svg:y="18.142cm">
          <draw:text-box>
            <text:p text:style-name="P4"><text:span text:style-name="T5"><text:s text:c="20"/></text:span></text:p>
          </draw:text-box>
        </draw:frame>
        <draw:frame draw:style-name="gr6" draw:text-style-name="P7" draw:layer="layout" svg:width="1.75cm" svg:height="0.458cm" svg:x="5.821cm" svg:y="19.239cm">
          <draw:text-box>
            <text:p text:style-name="P4"><text:span text:style-name="T5"><text:s text:c="14"/></text:span></text:p>
          </draw:text-box>
        </draw:frame>
        <draw:frame draw:style-name="gr8" draw:text-style-name="P9" draw:layer="layout" svg:width="0.705cm" svg:height="0.822cm" svg:x="8.746cm" svg:y="18.945cm">
          <draw:text-box>
            <text:p text:style-name="P4"><text:span text:style-name="T6"><text:s/></text:span></text:p>
          </draw:text-box>
        </draw:frame>
        <draw:frame draw:style-name="gr9" draw:text-style-name="P10" draw:layer="layout" svg:width="0.634cm" svg:height="0.738cm" svg:x="5.821cm" svg:y="24.882cm">
          <draw:text-box>
            <text:p text:style-name="P4"><text:span text:style-name="T7"><text:s/></text:span></text:p>
          </draw:text-box>
        </draw:frame>
        <draw:frame draw:style-name="gr10" draw:text-style-name="P11" draw:layer="layout" svg:width="0.422cm" svg:height="0.497cm" svg:x="6.024cm" svg:y="25.08cm">
          <draw:text-box>
            <text:p text:style-name="P4"><text:span text:style-name="T8"><text:s text:c="3"/></text:span></text:p>
          </draw:text-box>
        </draw:frame>
        <draw:frame draw:style-name="gr10" draw:text-style-name="P11" draw:layer="layout" svg:width="0.54cm" svg:height="0.497cm" svg:x="5.821cm" svg:y="26.1cm">
          <draw:text-box>
            <text:p text:style-name="P4"><text:span text:style-name="T8"><text:s text:c="4"/></text:span></text:p>
          </draw:text-box>
        </draw:frame>
        <draw:polygon draw:style-name="gr2" draw:text-style-name="P2" draw:layer="layout" svg:width="20.948cm" svg:height="2.633cm" svg:x="0.003cm" svg:y="0.042cm" svg:viewBox="0 0 20949 2634" draw:points="0,0 20949,0 20949,2634 0,2634">
          <text:p/>
        </draw:polygon>
        <draw:path draw:style-name="gr3" draw:text-style-name="P3" draw:layer="layout" svg:width="20.982cm" svg:height="2.673cm" svg:x="-0.014cm" svg:y="0.02cm" svg:viewBox="0 0 20983 2674" svg:d="M0 0h20983v2674h-20983zM34 2656l-17-17h20949l-17 17v-2634l17 16h-20949l17-16z">
          <text:p/>
        </draw:path>
        <draw:frame draw:style-name="gr10" draw:text-style-name="P11" draw:layer="layout" svg:width="0.942cm" svg:height="0.497cm" svg:x="7.497cm" svg:y="26.1cm">
          <draw:text-box>
            <text:p text:style-name="P4"><text:span text:style-name="T8"><text:s text:c="7"/></text:span></text:p>
          </draw:text-box>
        </draw:frame>
        <draw:frame draw:style-name="gr9" draw:text-style-name="P10" draw:layer="layout" svg:width="0.634cm" svg:height="0.738cm" svg:x="8.446cm" svg:y="25.902cm">
          <draw:text-box>
            <text:p text:style-name="P4"><text:span text:style-name="T9"><text:s/></text:span></text:p>
          </draw:text-box>
        </draw:frame>
        <draw:frame draw:style-name="gr11" draw:text-style-name="P12" draw:layer="layout" svg:width="12.274cm" svg:height="3.627cm" svg:x="4.2cm" svg:y="14.371cm">
          <draw:image xlink:href="Pictures/10000001000005A8000001AC8F99E3AC.png" xlink:type="simple" xlink:show="embed" xlink:actuate="onLoad" draw:mime-type="image/png">
            <text:p/>
          </draw:image>
        </draw:frame>
        <draw:frame draw:style-name="gr11" draw:text-style-name="P12" draw:layer="layout" svg:width="11.677cm" svg:height="5.031cm" svg:x="4.7cm" svg:y="19.249cm">
          <draw:image xlink:href="Pictures/100000000000044C000001DACF9BA085.jpg" xlink:type="simple" xlink:show="embed" xlink:actuate="onLoad" draw:mime-type="image/jpeg">
            <text:p/>
          </draw:image>
        </draw:frame>
        <draw:frame draw:style-name="gr9" draw:text-style-name="P10" draw:layer="layout" svg:width="3.952cm" svg:height="0.738cm" svg:x="8.7cm" svg:y="0.761cm">
          <draw:text-box>
            <text:p text:style-name="P4"><text:span text:style-name="T7">HISTORIQU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11" draw:text-style-name="P12" draw:layer="layout" svg:width="68.09cm" svg:height="19.14cm" svg:x="-39.42cm" svg:y="-2.438cm">
          <draw:image xlink:href="Pictures/1000000100000AAC00000300D632FC98.png" xlink:type="simple" xlink:show="embed" xlink:actuate="onLoad" draw:mime-type="image/png">
            <text:p/>
          </draw:image>
        </draw:frame>
        <draw:polygon draw:style-name="gr1" draw:text-style-name="P1" draw:layer="layout" svg:width="9cm" svg:height="0.476cm" svg:x="0.204cm" svg:y="27.992cm" svg:viewBox="0 0 9001 477" draw:points="0,0 9001,0 9001,477 0,477">
          <text:p/>
        </draw:polygon>
        <draw:frame draw:style-name="gr6" draw:text-style-name="P7" draw:layer="layout" svg:width="0.391cm" svg:height="0.458cm" svg:x="2.099cm" svg:y="0cm">
          <draw:text-box>
            <text:p text:style-name="P4"><text:span text:style-name="T3"><text:s/></text:span></text:p>
          </draw:text-box>
        </draw:frame>
        <draw:polygon draw:style-name="gr1" draw:text-style-name="P1" draw:layer="layout" svg:width="9.005cm" svg:height="0.476cm" svg:x="11.701cm" svg:y="27.992cm" svg:viewBox="0 0 9006 477" draw:points="0,0 9006,0 9006,477 0,477">
          <text:p/>
        </draw:polygon>
        <draw:frame draw:style-name="gr6" draw:text-style-name="P7" draw:layer="layout" svg:width="6.382cm" svg:height="0.458cm" svg:x="2.317cm" svg:y="28.001cm">
          <draw:text-box>
            <text:p text:style-name="P4"><text:span text:style-name="T3">Yohan Fresneau - BTS SIO SISR <text:s/></text:span></text:p>
          </draw:text-box>
        </draw:frame>
        <draw:frame draw:style-name="gr6" draw:text-style-name="P7" draw:layer="layout" svg:width="0.76cm" svg:height="0.458cm" svg:x="9.996cm" svg:y="28.001cm">
          <draw:text-box>
            <text:p text:style-name="P4"><text:span text:style-name="T3">1 / <text:s/></text:span></text:p>
          </draw:text-box>
        </draw:frame>
        <draw:frame draw:style-name="gr6" draw:text-style-name="P7" draw:layer="layout" svg:width="0.391cm" svg:height="0.458cm" svg:x="11.893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19.894cm" svg:y="28.001cm">
          <draw:text-box>
            <text:p text:style-name="P4"><text:span text:style-name="T3"><text:s/></text:span></text:p>
          </draw:text-box>
        </draw:frame>
        <draw:polygon draw:style-name="gr2" draw:text-style-name="P2" draw:layer="layout" svg:width="9.476cm" svg:height="0.476cm" svg:x="11.262cm" svg:y="27.989cm" svg:viewBox="0 0 9477 477" draw:points="0,0 9240,0 9477,239 9240,477 0,477 237,239">
          <text:p/>
        </draw:polygon>
        <draw:polygon draw:style-name="gr2" draw:text-style-name="P2" draw:layer="layout" svg:width="9.47cm" svg:height="0.475cm" svg:x="0.225cm" svg:y="27.998cm" svg:viewBox="0 0 9471 476" draw:points="9471,476 236,476 0,238 236,0 9471,0 9240,238">
          <text:p/>
        </draw:polygon>
        <draw:path draw:style-name="gr2" draw:text-style-name="P2" draw:layer="layout" svg:width="9.544cm" svg:height="0.51cm" svg:x="0.199cm" svg:y="27.98cm" svg:viewBox="0 0 9545 511" svg:d="M9545 511h-9291l-254-255 254-256h9291l-268 268v-25zM9240 256l249-251 8 33h-9235l14-9-238 239v-25l238 237-14-3h9235l-8 29z">
          <text:p/>
        </draw:path>
        <draw:frame draw:style-name="gr6" draw:text-style-name="P7" draw:layer="layout" svg:width="0.391cm" svg:height="0.458cm" svg:x="20.512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436cm" svg:y="28.475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draw:transform="rotate (-3.14159265358979) translate (4.954cm 28.449cm)">
          <draw:text-box>
            <text:p text:style-name="P4"><text:span text:style-name="T5"><text:s/></text:span></text:p>
          </draw:text-box>
        </draw:frame>
        <draw:frame draw:style-name="gr12" draw:text-style-name="P13" draw:layer="layout" svg:width="2.809cm" svg:height="0.403cm" svg:x="3.761cm" svg:y="27.988cm">
          <draw:text-box>
            <text:p text:style-name="P4"><text:span text:style-name="T10">LOUINEAU Noah</text:span></text:p>
          </draw:text-box>
        </draw:frame>
        <draw:frame draw:style-name="gr12" draw:text-style-name="P13" draw:layer="layout" svg:width="3.77cm" svg:height="0.403cm" svg:x="13.429cm" svg:y="28.017cm">
          <draw:text-box>
            <text:p text:style-name="P4"><text:span text:style-name="T10">Historique des tickets</text:span></text:p>
          </draw:text-box>
        </draw:frame>
        <draw:frame draw:style-name="gr6" draw:text-style-name="P7" draw:layer="layout" svg:width="0.391cm" svg:height="0.458cm" svg:x="2.736cm" svg:y="27.66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7.75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8.547cm">
          <draw:text-box>
            <text:p text:style-name="P4"><text:span text:style-name="T3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11" draw:text-style-name="P12" draw:layer="layout" svg:width="60.808cm" svg:height="17.088cm" svg:x="-33.729cm" svg:y="6.574cm">
          <draw:image xlink:href="Pictures/1000000100000AAC00000300EC6576A1.png" xlink:type="simple" xlink:show="embed" xlink:actuate="onLoad" draw:mime-type="image/png">
            <text:p/>
          </draw:image>
        </draw:frame>
        <draw:frame draw:style-name="gr11" draw:text-style-name="P12" draw:layer="layout" svg:width="64.182cm" svg:height="18.04cm" svg:x="-36.681cm" svg:y="1.251cm">
          <draw:image xlink:href="Pictures/1000000100000AAC000003006638EE54.png" xlink:type="simple" xlink:show="embed" xlink:actuate="onLoad" draw:mime-type="image/png">
            <text:p/>
          </draw:image>
        </draw:frame>
        <draw:polygon draw:style-name="gr1" draw:text-style-name="P1" draw:layer="layout" svg:width="9cm" svg:height="0.476cm" svg:x="0.204cm" svg:y="27.992cm" svg:viewBox="0 0 9001 477" draw:points="0,0 9001,0 9001,477 0,477">
          <text:p/>
        </draw:polygon>
        <draw:frame draw:style-name="gr6" draw:text-style-name="P7" draw:layer="layout" svg:width="0.391cm" svg:height="0.458cm" svg:x="2.099cm" svg:y="0cm">
          <draw:text-box>
            <text:p text:style-name="P4"><text:span text:style-name="T3"><text:s/></text:span></text:p>
          </draw:text-box>
        </draw:frame>
        <draw:polygon draw:style-name="gr1" draw:text-style-name="P1" draw:layer="layout" svg:width="9.005cm" svg:height="0.476cm" svg:x="11.701cm" svg:y="27.992cm" svg:viewBox="0 0 9006 477" draw:points="0,0 9006,0 9006,477 0,477">
          <text:p/>
        </draw:polygon>
        <draw:frame draw:style-name="gr6" draw:text-style-name="P7" draw:layer="layout" svg:width="6.382cm" svg:height="0.458cm" svg:x="2.317cm" svg:y="28.001cm">
          <draw:text-box>
            <text:p text:style-name="P4"><text:span text:style-name="T3">Yohan Fresneau - BTS SIO SISR <text:s/></text:span></text:p>
          </draw:text-box>
        </draw:frame>
        <draw:frame draw:style-name="gr6" draw:text-style-name="P7" draw:layer="layout" svg:width="0.76cm" svg:height="0.458cm" svg:x="9.996cm" svg:y="28.001cm">
          <draw:text-box>
            <text:p text:style-name="P4"><text:span text:style-name="T3">1 / <text:s/></text:span></text:p>
          </draw:text-box>
        </draw:frame>
        <draw:frame draw:style-name="gr6" draw:text-style-name="P7" draw:layer="layout" svg:width="0.391cm" svg:height="0.458cm" svg:x="11.893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19.894cm" svg:y="28.001cm">
          <draw:text-box>
            <text:p text:style-name="P4"><text:span text:style-name="T3"><text:s/></text:span></text:p>
          </draw:text-box>
        </draw:frame>
        <draw:polygon draw:style-name="gr2" draw:text-style-name="P2" draw:layer="layout" svg:width="9.476cm" svg:height="0.476cm" svg:x="11.262cm" svg:y="27.989cm" svg:viewBox="0 0 9477 477" draw:points="0,0 9240,0 9477,239 9240,477 0,477 237,239">
          <text:p/>
        </draw:polygon>
        <draw:polygon draw:style-name="gr2" draw:text-style-name="P2" draw:layer="layout" svg:width="9.47cm" svg:height="0.475cm" svg:x="0.225cm" svg:y="27.998cm" svg:viewBox="0 0 9471 476" draw:points="9471,476 236,476 0,238 236,0 9471,0 9240,238">
          <text:p/>
        </draw:polygon>
        <draw:path draw:style-name="gr2" draw:text-style-name="P2" draw:layer="layout" svg:width="9.544cm" svg:height="0.51cm" svg:x="0.199cm" svg:y="27.98cm" svg:viewBox="0 0 9545 511" svg:d="M9545 511h-9291l-254-255 254-256h9291l-268 268v-25zM9240 256l249-251 8 33h-9235l14-9-238 239v-25l238 237-14-3h9235l-8 29z">
          <text:p/>
        </draw:path>
        <draw:frame draw:style-name="gr6" draw:text-style-name="P7" draw:layer="layout" svg:width="0.391cm" svg:height="0.458cm" svg:x="20.512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436cm" svg:y="28.475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draw:transform="rotate (-3.14159265358979) translate (4.954cm 28.449cm)">
          <draw:text-box>
            <text:p text:style-name="P4"><text:span text:style-name="T5"><text:s/></text:span></text:p>
          </draw:text-box>
        </draw:frame>
        <draw:frame draw:style-name="gr12" draw:text-style-name="P13" draw:layer="layout" svg:width="2.809cm" svg:height="0.403cm" svg:x="3.761cm" svg:y="27.988cm">
          <draw:text-box>
            <text:p text:style-name="P4"><text:span text:style-name="T10">LOUINEAU Noah</text:span></text:p>
          </draw:text-box>
        </draw:frame>
        <draw:frame draw:style-name="gr12" draw:text-style-name="P13" draw:layer="layout" svg:width="3.77cm" svg:height="0.403cm" svg:x="13.429cm" svg:y="28.017cm">
          <draw:text-box>
            <text:p text:style-name="P4"><text:span text:style-name="T10">Historique des tickets</text:span></text:p>
          </draw:text-box>
        </draw:frame>
        <draw:frame draw:style-name="gr6" draw:text-style-name="P7" draw:layer="layout" svg:width="0.391cm" svg:height="0.458cm" svg:x="2.736cm" svg:y="27.66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7.75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8.547cm">
          <draw:text-box>
            <text:p text:style-name="P4"><text:span text:style-name="T3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11" draw:text-style-name="P12" draw:layer="layout" svg:width="72.63cm" svg:height="20.411cm" svg:x="-42.336cm" svg:y="-1.499cm">
          <draw:image xlink:href="Pictures/1000000100000AAC00000300BD10C30F.png" xlink:type="simple" xlink:show="embed" xlink:actuate="onLoad" draw:mime-type="image/png">
            <text:p/>
          </draw:image>
        </draw:frame>
        <draw:frame draw:style-name="gr11" draw:text-style-name="P12" draw:layer="layout" svg:width="72.775cm" svg:height="20.456cm" svg:x="-43.104cm" svg:y="8.5cm">
          <draw:image xlink:href="Pictures/1000000100000AAC00000300FE5FF709.png" xlink:type="simple" xlink:show="embed" xlink:actuate="onLoad" draw:mime-type="image/png">
            <text:p/>
          </draw:image>
        </draw:frame>
        <draw:polygon draw:style-name="gr1" draw:text-style-name="P1" draw:layer="layout" svg:width="9cm" svg:height="0.476cm" svg:x="0.204cm" svg:y="27.992cm" svg:viewBox="0 0 9001 477" draw:points="0,0 9001,0 9001,477 0,477">
          <text:p/>
        </draw:polygon>
        <draw:frame draw:style-name="gr6" draw:text-style-name="P7" draw:layer="layout" svg:width="0.391cm" svg:height="0.458cm" svg:x="2.099cm" svg:y="0cm">
          <draw:text-box>
            <text:p text:style-name="P4"><text:span text:style-name="T3"><text:s/></text:span></text:p>
          </draw:text-box>
        </draw:frame>
        <draw:polygon draw:style-name="gr1" draw:text-style-name="P1" draw:layer="layout" svg:width="9.005cm" svg:height="0.476cm" svg:x="11.701cm" svg:y="27.992cm" svg:viewBox="0 0 9006 477" draw:points="0,0 9006,0 9006,477 0,477">
          <text:p/>
        </draw:polygon>
        <draw:frame draw:style-name="gr6" draw:text-style-name="P7" draw:layer="layout" svg:width="6.382cm" svg:height="0.458cm" svg:x="2.317cm" svg:y="28.001cm">
          <draw:text-box>
            <text:p text:style-name="P4"><text:span text:style-name="T3">Yohan Fresneau - BTS SIO SISR <text:s/></text:span></text:p>
          </draw:text-box>
        </draw:frame>
        <draw:frame draw:style-name="gr6" draw:text-style-name="P7" draw:layer="layout" svg:width="0.76cm" svg:height="0.458cm" svg:x="9.996cm" svg:y="28.001cm">
          <draw:text-box>
            <text:p text:style-name="P4"><text:span text:style-name="T3">1 / <text:s/></text:span></text:p>
          </draw:text-box>
        </draw:frame>
        <draw:frame draw:style-name="gr6" draw:text-style-name="P7" draw:layer="layout" svg:width="0.391cm" svg:height="0.458cm" svg:x="11.893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19.894cm" svg:y="28.001cm">
          <draw:text-box>
            <text:p text:style-name="P4"><text:span text:style-name="T3"><text:s/></text:span></text:p>
          </draw:text-box>
        </draw:frame>
        <draw:polygon draw:style-name="gr2" draw:text-style-name="P2" draw:layer="layout" svg:width="9.476cm" svg:height="0.476cm" svg:x="11.262cm" svg:y="27.989cm" svg:viewBox="0 0 9477 477" draw:points="0,0 9240,0 9477,239 9240,477 0,477 237,239">
          <text:p/>
        </draw:polygon>
        <draw:polygon draw:style-name="gr2" draw:text-style-name="P2" draw:layer="layout" svg:width="9.47cm" svg:height="0.475cm" svg:x="0.225cm" svg:y="27.998cm" svg:viewBox="0 0 9471 476" draw:points="9471,476 236,476 0,238 236,0 9471,0 9240,238">
          <text:p/>
        </draw:polygon>
        <draw:path draw:style-name="gr2" draw:text-style-name="P2" draw:layer="layout" svg:width="9.544cm" svg:height="0.51cm" svg:x="0.199cm" svg:y="27.98cm" svg:viewBox="0 0 9545 511" svg:d="M9545 511h-9291l-254-255 254-256h9291l-268 268v-25zM9240 256l249-251 8 33h-9235l14-9-238 239v-25l238 237-14-3h9235l-8 29z">
          <text:p/>
        </draw:path>
        <draw:frame draw:style-name="gr6" draw:text-style-name="P7" draw:layer="layout" svg:width="0.391cm" svg:height="0.458cm" svg:x="20.512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436cm" svg:y="28.475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draw:transform="rotate (-3.14159265358979) translate (4.954cm 28.449cm)">
          <draw:text-box>
            <text:p text:style-name="P4"><text:span text:style-name="T5"><text:s/></text:span></text:p>
          </draw:text-box>
        </draw:frame>
        <draw:frame draw:style-name="gr12" draw:text-style-name="P13" draw:layer="layout" svg:width="2.809cm" svg:height="0.403cm" svg:x="3.761cm" svg:y="27.988cm">
          <draw:text-box>
            <text:p text:style-name="P4"><text:span text:style-name="T10">LOUINEAU Noah</text:span></text:p>
          </draw:text-box>
        </draw:frame>
        <draw:frame draw:style-name="gr12" draw:text-style-name="P13" draw:layer="layout" svg:width="3.77cm" svg:height="0.403cm" svg:x="13.429cm" svg:y="28.017cm">
          <draw:text-box>
            <text:p text:style-name="P4"><text:span text:style-name="T10">Historique des tickets</text:span></text:p>
          </draw:text-box>
        </draw:frame>
        <draw:frame draw:style-name="gr6" draw:text-style-name="P7" draw:layer="layout" svg:width="0.391cm" svg:height="0.458cm" svg:x="2.736cm" svg:y="27.66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7.75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8.547cm">
          <draw:text-box>
            <text:p text:style-name="P4"><text:span text:style-name="T3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11" draw:text-style-name="P12" draw:layer="layout" svg:width="79.739cm" svg:height="22.414cm" svg:x="-48.568cm" svg:y="-1.322cm">
          <draw:image xlink:href="Pictures/1000000100000AAC00000300DFD74F77.png" xlink:type="simple" xlink:show="embed" xlink:actuate="onLoad" draw:mime-type="image/png">
            <text:p/>
          </draw:image>
        </draw:frame>
        <draw:polygon draw:style-name="gr1" draw:text-style-name="P1" draw:layer="layout" svg:width="9cm" svg:height="0.476cm" svg:x="0.204cm" svg:y="27.992cm" svg:viewBox="0 0 9001 477" draw:points="0,0 9001,0 9001,477 0,477">
          <text:p/>
        </draw:polygon>
        <draw:frame draw:style-name="gr6" draw:text-style-name="P7" draw:layer="layout" svg:width="0.391cm" svg:height="0.458cm" svg:x="2.099cm" svg:y="0cm">
          <draw:text-box>
            <text:p text:style-name="P4"><text:span text:style-name="T3"><text:s/></text:span></text:p>
          </draw:text-box>
        </draw:frame>
        <draw:polygon draw:style-name="gr1" draw:text-style-name="P1" draw:layer="layout" svg:width="9.005cm" svg:height="0.476cm" svg:x="11.701cm" svg:y="27.992cm" svg:viewBox="0 0 9006 477" draw:points="0,0 9006,0 9006,477 0,477">
          <text:p/>
        </draw:polygon>
        <draw:frame draw:style-name="gr6" draw:text-style-name="P7" draw:layer="layout" svg:width="6.382cm" svg:height="0.458cm" svg:x="2.317cm" svg:y="28.001cm">
          <draw:text-box>
            <text:p text:style-name="P4"><text:span text:style-name="T3">Yohan Fresneau - BTS SIO SISR <text:s/></text:span></text:p>
          </draw:text-box>
        </draw:frame>
        <draw:frame draw:style-name="gr6" draw:text-style-name="P7" draw:layer="layout" svg:width="0.76cm" svg:height="0.458cm" svg:x="9.996cm" svg:y="28.001cm">
          <draw:text-box>
            <text:p text:style-name="P4"><text:span text:style-name="T3">1 / <text:s/></text:span></text:p>
          </draw:text-box>
        </draw:frame>
        <draw:frame draw:style-name="gr6" draw:text-style-name="P7" draw:layer="layout" svg:width="0.391cm" svg:height="0.458cm" svg:x="11.893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19.894cm" svg:y="28.001cm">
          <draw:text-box>
            <text:p text:style-name="P4"><text:span text:style-name="T3"><text:s/></text:span></text:p>
          </draw:text-box>
        </draw:frame>
        <draw:polygon draw:style-name="gr2" draw:text-style-name="P2" draw:layer="layout" svg:width="9.476cm" svg:height="0.476cm" svg:x="11.262cm" svg:y="27.989cm" svg:viewBox="0 0 9477 477" draw:points="0,0 9240,0 9477,239 9240,477 0,477 237,239">
          <text:p/>
        </draw:polygon>
        <draw:polygon draw:style-name="gr2" draw:text-style-name="P2" draw:layer="layout" svg:width="9.47cm" svg:height="0.475cm" svg:x="0.225cm" svg:y="27.998cm" svg:viewBox="0 0 9471 476" draw:points="9471,476 236,476 0,238 236,0 9471,0 9240,238">
          <text:p/>
        </draw:polygon>
        <draw:path draw:style-name="gr2" draw:text-style-name="P2" draw:layer="layout" svg:width="9.544cm" svg:height="0.51cm" svg:x="0.199cm" svg:y="27.98cm" svg:viewBox="0 0 9545 511" svg:d="M9545 511h-9291l-254-255 254-256h9291l-268 268v-25zM9240 256l249-251 8 33h-9235l14-9-238 239v-25l238 237-14-3h9235l-8 29z">
          <text:p/>
        </draw:path>
        <draw:frame draw:style-name="gr6" draw:text-style-name="P7" draw:layer="layout" svg:width="0.391cm" svg:height="0.458cm" svg:x="20.512cm" svg:y="28.00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436cm" svg:y="28.475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draw:transform="rotate (-3.14159265358979) translate (4.954cm 28.449cm)">
          <draw:text-box>
            <text:p text:style-name="P4"><text:span text:style-name="T5"><text:s/></text:span></text:p>
          </draw:text-box>
        </draw:frame>
        <draw:frame draw:style-name="gr12" draw:text-style-name="P13" draw:layer="layout" svg:width="2.809cm" svg:height="0.403cm" svg:x="3.761cm" svg:y="27.988cm">
          <draw:text-box>
            <text:p text:style-name="P4"><text:span text:style-name="T10">LOUINEAU Noah</text:span></text:p>
          </draw:text-box>
        </draw:frame>
        <draw:frame draw:style-name="gr12" draw:text-style-name="P13" draw:layer="layout" svg:width="3.77cm" svg:height="0.403cm" svg:x="13.429cm" svg:y="28.017cm">
          <draw:text-box>
            <text:p text:style-name="P4"><text:span text:style-name="T10">Historique des tickets</text:span></text:p>
          </draw:text-box>
        </draw:frame>
        <draw:frame draw:style-name="gr6" draw:text-style-name="P7" draw:layer="layout" svg:width="0.391cm" svg:height="0.458cm" svg:x="2.736cm" svg:y="27.668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7.751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0.391cm" svg:height="0.458cm" svg:x="2.835cm" svg:y="28.547cm">
          <draw:text-box>
            <text:p text:style-name="P4"><text:span text:style-name="T3"><text:s/></text:span></text:p>
          </draw:text-box>
        </draw:frame>
        <draw:frame draw:style-name="gr13" draw:text-style-name="P14" draw:layer="layout" svg:width="0.002cm" svg:height="0.937cm" svg:x="25.75cm" svg:y="21.7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26T23:03:10.526000000</dc:date>
    <meta:editing-duration>PT1M22S</meta:editing-duration>
    <meta:editing-cycles>2</meta:editing-cycles>
    <meta:generator>LibreOffice/24.2.2.2$Windows_X86_64 LibreOffice_project/d56cc158d8a96260b836f100ef4b4ef25d6f1a01</meta:generator>
    <meta:document-statistic meta:object-count="114"/>
  </office:meta>
</office:document-meta>
</file>